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1.2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579d1c" fo:border="0.06pt solid #000000"/>
    </style:style>
    <style:style style:name="ce7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variant manifold via parameterization method</text:p>
          </table:table-cell>
          <table:covered-table-cell table:number-columns-repeated="3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3" table:number-rows-spanned="1">
            <text:p>LOCAL</text:p>
          </table:table-cell>
          <table:covered-table-cell table:number-columns-repeated="11" table:style-name="ce5"/>
          <table:covered-table-cell table:style-name="ce11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CRTBP</text:p>
          </table:table-cell>
          <table:table-cell table:number-columns-repeated="5"/>
          <table:table-cell table:style-name="ce7" office:value-type="string" calcext:value-type="string">
            <text:p>QBC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OFS_ORDER</text:p>
          </table:table-cell>
          <table:table-cell table:style-name="ce4"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ML1 C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office:value-type="string" calcext:value-type="string">
            <text:p>EML1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EML1 C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1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4" office:value-type="string" calcext:value-type="string">
            <text:p>EML1 C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1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4" office:value-type="string" calcext:value-type="string">
            <text:p>EML2 C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office:value-type="string" calcext:value-type="string">
            <text:p>EML2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EML2 C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2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4" office:value-type="string" calcext:value-type="string">
            <text:p>EML2 C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2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1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1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1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2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2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2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3" table:number-rows-spanned="1">
            <text:p>SERVER</text:p>
          </table:table-cell>
          <table:covered-table-cell table:number-columns-repeated="11" table:style-name="ce5"/>
          <table:covered-table-cell table:style-name="ce11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CRTBP</text:p>
          </table:table-cell>
          <table:table-cell table:number-columns-repeated="5"/>
          <table:table-cell table:style-name="ce7" office:value-type="string" calcext:value-type="string">
            <text:p>QBC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OFS_ORDER</text:p>
          </table:table-cell>
          <table:table-cell table:style-name="ce4"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ML1 C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office:value-type="string" calcext:value-type="string">
            <text:p>EML1 C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en cour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ML1 C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1 C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1 C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1 CU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2 C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office:value-type="string" calcext:value-type="string">
            <text:p>EML2 CM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2 C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2 C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2 C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2 CU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style-name="ce10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1 CM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1 C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1 CU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2 CM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2 C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2 CU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2:10:15.676951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Bihan</meta:initial-creator>
    <meta:creation-date>2016-09-26T10:48:40.057789299</meta:creation-date>
    <dc:date>2016-11-02T18:42:22.560627382</dc:date>
    <dc:creator>Bastien Bihan</dc:creator>
    <meta:editing-duration>P1DT4H38M57S</meta:editing-duration>
    <meta:editing-cycles>20</meta:editing-cycles>
    <meta:generator>LibreOffice/4.2.8.2$Linux_X86_64 LibreOffice_project/420$Build-2</meta:generator>
    <meta:document-statistic meta:table-count="1" meta:cell-count="136" meta:object-count="0"/>
  </office:meta>
</office:document-meta>
</file>